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fo:font-weight="bold" officeooo:rsid="0016f81c" officeooo:paragraph-rsid="0016f81c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fo:font-weight="bold" officeooo:rsid="0016f81c" officeooo:paragraph-rsid="0016f81c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tyle="italic" fo:font-weight="bold" officeooo:rsid="0016f81c" officeooo:paragraph-rsid="0016f81c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tyle="normal" fo:font-weight="bold" officeooo:rsid="0018478f" officeooo:paragraph-rsid="0018478f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tyle="italic" fo:font-weight="normal" officeooo:rsid="001af85b" officeooo:paragraph-rsid="001ce7cd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tyle="italic" fo:font-weight="normal" officeooo:rsid="001b251f" officeooo:paragraph-rsid="001ce7cd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tyle="italic" fo:font-weight="normal" officeooo:rsid="001e3e75" officeooo:paragraph-rsid="001e3e75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tyle="italic" fo:font-weight="normal" officeooo:rsid="002188bb" officeooo:paragraph-rsid="002188bb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tyle="italic" fo:font-weight="normal" officeooo:rsid="0022b699" officeooo:paragraph-rsid="0022b699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tyle="italic" fo:font-weight="normal" officeooo:rsid="00239646" officeooo:paragraph-rsid="00239646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tyle="italic" fo:font-weight="normal" officeooo:rsid="00248005" officeooo:paragraph-rsid="00248005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tyle="italic" fo:font-weight="normal" officeooo:rsid="00264b2e" officeooo:paragraph-rsid="00264b2e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tyle="italic" fo:font-weight="normal" officeooo:rsid="00275f92" officeooo:paragraph-rsid="00275f92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tyle="normal" fo:font-weight="normal" officeooo:rsid="0027ca99" officeooo:paragraph-rsid="0027ca99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tyle="italic" fo:font-weight="normal" officeooo:rsid="001af85b" officeooo:paragraph-rsid="001ce7cd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tyle="italic" fo:font-weight="normal" officeooo:rsid="0027ca99" officeooo:paragraph-rsid="0027ca99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tyle="italic" fo:font-weight="normal" officeooo:rsid="0024fb9a" officeooo:paragraph-rsid="0024fb9a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tyle="italic" fo:font-weight="normal" officeooo:rsid="0028f9a9" officeooo:paragraph-rsid="0028f9a9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tyle="italic" fo:font-weight="normal" officeooo:rsid="0023df3c" officeooo:paragraph-rsid="0023df3c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tyle="italic" fo:font-weight="normal" officeooo:rsid="002adc7a" officeooo:paragraph-rsid="002adc7a" style:font-style-asian="italic" style:font-weight-asian="normal" style:font-style-complex="italic" style:font-weight-complex="normal"/>
    </style:style>
    <style:style style:name="T1" style:family="text">
      <style:text-properties officeooo:rsid="001e5c7f"/>
    </style:style>
    <style:style style:name="T2" style:family="text">
      <style:text-properties officeooo:rsid="002b61af"/>
    </style:style>
    <style:style style:name="T3" style:family="text">
      <style:text-properties officeooo:rsid="002c6b7b"/>
    </style:style>
    <style:style style:name="T4" style:family="text">
      <style:text-properties officeooo:rsid="002d88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arrollo de un Sistema de Recuperación de Información para Publicaciones Científicas del Área de Ciencias de la Computación.</text:p>
      <text:p text:style-name="P2"/>
      <text:p text:style-name="P3"/>
      <text:p text:style-name="P14"/>
      <text:p text:style-name="P4">Introducción.</text:p>
      <text:p text:style-name="P4">Antecedentes.</text:p>
      <text:p text:style-name="P5">*Sistemas de Recuperación de Información.</text:p>
      <text:p text:style-name="P5">*SRI para documentos científicos del área de ciencias de la computación.</text:p>
      <text:p text:style-name="P16">SRI para documentos científicos.<text:span text:style-name="T3">(SRI, SRI para docs de ciencias de la comp)</text:span></text:p>
      <text:p text:style-name="P6">Expansión de consultas en un SRI y ontologías.</text:p>
      <text:p text:style-name="P7">Métricas para la <text:span text:style-name="T1">E</text:span>valuación de <text:span text:style-name="T1">D</text:span>ocumentos <text:span text:style-name="T1">C</text:span>ientíficos.</text:p>
      <text:p text:style-name="P4">Materiales y Métodos.</text:p>
      <text:p text:style-name="P8">Estructura del SRI.</text:p>
      <text:p text:style-name="P9">Funcionamiento del SRI.</text:p>
      <text:p text:style-name="P10">*Construcción de la ontología para la expansión de consultas.</text:p>
      <text:p text:style-name="P19">*Desarrollo del método de expansión de consultas.</text:p>
      <text:p text:style-name="P20">Expansión de las consultas.<text:span text:style-name="T4">(Ontología, Método de expansion de consultas)</text:span></text:p>
      <text:p text:style-name="P11">*Diseño del algoritmo de ranking.</text:p>
      <text:p text:style-name="P17">*Desarrollo del algoritmo de ranking.</text:p>
      <text:p text:style-name="P18">Algoritmo de ranking.</text:p>
      <text:p text:style-name="P4">Experimentación.</text:p>
      <text:p text:style-name="P12">Desarrollo del prototipo de SRI para la experimentación.</text:p>
      <text:p text:style-name="P13">Validación del SRI desarrollado.</text:p>
      <text:p text:style-name="P4">Conclusion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anuel GP</meta:initial-creator>
    <meta:creation-date>2014-08-20T18:59:38.867565367</meta:creation-date>
    <dc:date>2014-08-28T11:26:03.614855108</dc:date>
    <dc:creator>Emanuel GP</dc:creator>
    <meta:editing-duration>PT39M11S</meta:editing-duration>
    <meta:editing-cycles>29</meta:editing-cycles>
    <meta:generator>LibreOffice/4.2.4.2$Linux_x86 LibreOffice_project/420m0$Build-2</meta:generator>
    <meta:document-statistic meta:table-count="0" meta:image-count="0" meta:object-count="0" meta:page-count="1" meta:paragraph-count="21" meta:word-count="124" meta:character-count="893" meta:non-whitespace-character-count="790"/>
  </office:meta>
</office:document-meta>
</file>